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5.817cm"/>
    </style:style>
    <style:style style:name="co9" style:family="table-column">
      <style:table-column-properties fo:break-before="auto" style:column-width="9.601cm"/>
    </style:style>
    <style:style style:name="co10" style:family="table-column">
      <style:table-column-properties fo:break-before="auto" style:column-width="9.1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 fo:border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/>
          <table:table-cell office:value-type="string">
            <text:p>Done (mission 1 &amp; 2)</text:p>
          </table:table-cell>
          <table:table-cell table:number-columns-repeated="7"/>
        </table:table-row>
        <table:table-row table:style-name="ro2">
          <table:table-cell office:value-type="string">
            <text:p>Glide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Armor table + piercing effec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cript that toggles sync fire?</text:p>
          </table:table-cell>
          <table:table-cell table:number-columns-repeated="9"/>
        </table:table-row>
        <table:table-row table:style-name="ro2">
          <table:table-cell office:value-type="string">
            <text:p>Recharge shields &amp; guns between nav points</text:p>
          </table:table-cell>
          <table:table-cell table:number-columns-repeated="9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office:value-type="string">
            <text:p>Gatling Laser Turrets for kitty dreadnaugh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warm CSM variants (for Hermes' Alpha strike in M50)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Make Tac Board togglable instead of always on</text:p>
          </table:table-cell>
          <table:table-cell table:number-columns-repeated="9"/>
        </table:table-row>
        <table:table-row table:style-name="ro2">
          <table:table-cell office:value-type="string">
            <text:p>General#Custom AI – AI with high glide attack percen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8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office:value-type="string">
            <text:p>None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7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/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7" office:value-type="string">
            <text:p>Hellcat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7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7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9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9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/>
          <table:table-cell office:value-type="string">
            <text:p>TODO: make Alpha engages incoming fighters sooner during transf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9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/>
          <table:table-cell office:value-type="string">
            <text:p>Left in the possibility to go straight to the carrier and wreck havoc before Whiskey gets destroy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9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/>
          <table:table-cell office:value-type="string">
            <text:p>Comm jamming messages</text:p>
          </table:table-cell>
          <table:table-cell office:value-type="string">
            <text:p>Now THIS would be a good mission to have checkpoints i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/>
          <table:table-cell office:value-type="string">
            <text:p>ETA to kinney</text:p>
          </table:table-cell>
          <table:table-cell office:value-type="string">
            <text:p>TODO:at first post kinney wave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count notification</text:p>
          </table:table-cell>
          <table:table-cell table:number-columns-repeated="2"/>
          <table:table-cell office:value-type="string">
            <text:p>Fighters engage skipper if it's close and uncloaked (once per skipper)</text:p>
          </table:table-cell>
          <table:table-cell/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Comm jamming messag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/>
          <table:table-cell office:value-type="string">
            <text:p>Collision avoidance for stealth fighters (needs more testing) + merge with Nephele 1 techniqu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1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/>
          <table:table-cell office:value-type="string">
            <text:p>Collision avoidance for stealth fighters (needs more testing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1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Could be useful</text:p>
          </table:table-cell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2" office:value-type="string">
            <text:p>Sabre</text:p>
          </table:table-cell>
          <table:table-cell office:value-type="string">
            <text:p>None</text:p>
          </table:table-cell>
          <table:table-cell office:value-type="string">
            <text:p>Before each nav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0-BG-Hermes.fs2</text:p>
          </table:table-cell>
          <table:table-cell office:value-type="string">
            <text:p>Loki 5</text:p>
          </table:table-cell>
          <table:table-cell table:style-name="ce8" office:value-type="string">
            <text:p>Longbow</text:p>
          </table:table-cell>
          <table:table-cell office:value-type="string">
            <text:p>Dual shoot the cruiser</text:p>
          </table:table-cell>
          <table:table-cell office:value-type="string">
            <text:p>At mission start</text:p>
          </table:table-cell>
          <table:table-cell/>
          <table:table-cell office:value-type="string">
            <text:p>Power down seque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1-BG-Hermes.fs2</text:p>
          </table:table-cell>
          <table:table-cell office:value-type="string">
            <text:p>Alcor 1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2-BG-Hermes.fs2</text:p>
          </table:table-cell>
          <table:table-cell office:value-type="string">
            <text:p>Alcor-&gt;Cairo 1-&gt;Alcor</text:p>
          </table:table-cell>
          <table:table-cell table:style-name="ce8" office:value-type="string">
            <text:p>Longbow</text:p>
          </table:table-cell>
          <table:table-cell office:value-type="string">
            <text:p>Give orders to Honeybear</text:p>
          </table:table-cell>
          <table:table-cell office:value-type="string">
            <text:p>In Cairo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ed Bloodmist to escort list</text:p>
          </table:table-cell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tealth ambush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3-BG-Hermes.fs2</text:p>
          </table:table-cell>
          <table:table-cell office:value-type="string">
            <text:p>Cairo 2</text:p>
          </table:table-cell>
          <table:table-cell table:style-name="ce8" office:value-type="string">
            <text:p>Longbow</text:p>
          </table:table-cell>
          <table:table-cell office:value-type="string">
            <text:p>At starbase: give targets to your wing</text:p>
          </table:table-cell>
          <table:table-cell office:value-type="string">
            <text:p>After encountering kitty patro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4-BG-Hermes.fs2</text:p>
          </table:table-cell>
          <table:table-cell office:value-type="string">
            <text:p>Cairo 3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5-BG-Hermes.fs2</text:p>
          </table:table-cell>
          <table:table-cell office:value-type="string">
            <text:p>Cairo 4</text:p>
          </table:table-cell>
          <table:table-cell table:style-name="ce8" office:value-type="string">
            <text:p>Longbow</text:p>
          </table:table-cell>
          <table:table-cell office:value-type="string">
            <text:p>F12 to target Zartoths</text:p>
          </table:table-cell>
          <table:table-cell office:value-type="string">
            <text:p>At nav 1</text:p>
          </table:table-cell>
          <table:table-cell/>
          <table:table-cell office:value-type="string">
            <text:p>CSM interface: informs the player of the CSM strike's current target</text:p>
          </table:table-cell>
          <table:table-cell/>
          <table:table-cell office:value-type="string">
            <text:p>Manually launch the CSMs at the designated target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6-BG-Hermes.fs2</text:p>
          </table:table-cell>
          <table:table-cell office:value-type="string">
            <text:p>Cairo-&gt;Alcor 2-&gt;Cairo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 Alc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3 (Vega Jump point)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7-BG-Hermes.fs2</text:p>
          </table:table-cell>
          <table:table-cell office:value-type="string">
            <text:p>Hyperion 1</text:p>
          </table:table-cell>
          <table:table-cell table:style-name="ce13" office:value-type="string">
            <text:p>Excalibur</text:p>
          </table:table-cell>
          <table:table-cell office:value-type="string">
            <text:p>Alt-G to toggle glid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hreat board at the jump point</text:p>
          </table:table-cell>
          <table:table-cell office:value-type="string">
            <text:p>After jumping in</text:p>
          </table:table-cell>
          <table:table-cell office:value-type="string">
            <text:p>Use shiny if-then-else to clear up tac board SEXP mes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12 to select sentries, F11 for dralthi &amp; F10 for darkets</text:p>
          </table:table-cell>
          <table:table-cell table:number-columns-repeated="2"/>
          <table:table-cell office:value-type="string">
            <text:p>Tactical board: focus CSM fir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proper CSM target selection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8-BG-Hermes.fs2</text:p>
          </table:table-cell>
          <table:table-cell office:value-type="string">
            <text:p>Hyperion 2</text:p>
          </table:table-cell>
          <table:table-cell table:style-name="ce13" office:value-type="string">
            <text:p>Excalibur</text:p>
          </table:table-cell>
          <table:table-cell office:value-type="string">
            <text:p>F12 to select bombers at Hermes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reat Board at Herme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9-BG-Hermes.fs2</text:p>
          </table:table-cell>
          <table:table-cell office:value-type="string">
            <text:p>Hyperion 3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glide to nav 5", but come on ...)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tecting strike force at long rang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heading to the Wratgh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0-BG-Hermes.fs2</text:p>
          </table:table-cell>
          <table:table-cell office:value-type="string">
            <text:p>Hyperion 4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ess B to target bombers" :P)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tical board: bomber count + target priorities – TODO: battlegroup focus fir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"Armageddon mission of doom"</text:p>
          </table:table-cell>
          <table:table-cell table:number-columns-repeated="2"/>
          <table:table-cell office:value-type="string">
            <text:p>House's speech + autopilot link</text:p>
          </table:table-cell>
          <table:table-cell/>
          <table:table-cell office:value-type="string">
            <text:p>Switched Armageddon + destroyer AIs to General; cruiser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dded more attack orders to AI wing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+ TODO: make ships turn toward the base to fire their CSMs (use a waypoint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more work on the tac interfa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4 – inbound GSM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1-BG-Hermes.fs2</text:p>
          </table:table-cell>
          <table:table-cell office:value-type="string">
            <text:p>Hyperion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2 – Heavy destro down</text:p>
          </table:table-cell>
          <table:table-cell/>
          <table:table-cell office:value-type="string">
            <text:p>Charlie not dumb: Charlie engages any enemy that gets too close to the Hermes TODO: review this, is it really necessary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 – Heavy cruiser duo destroyed</text:p>
          </table:table-cell>
          <table:table-cell/>
          <table:table-cell office:value-type="string">
            <text:p>TODO: hint when bombers are getting close??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4 – Destroyer duo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 – Light cruis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6 – Heavy carri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ermes calls for hel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2-BG-Hermes.fs2</text:p>
          </table:table-cell>
          <table:table-cell office:value-type="string">
            <text:p>Hyperion-&gt;Kurasawa 1-&gt;Hyperion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 board: bomber cou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/>
          <table:table-cell office:value-type="string">
            <text:p>TODO: lock ambushed kitty's CSM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jump</text:p>
          </table:table-cell>
          <table:table-cell/>
          <table:table-cell office:value-type="string">
            <text:p>TODO: Tac board: get away from nuke min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jum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3-BG-Hermes.fs2</text:p>
          </table:table-cell>
          <table:table-cell office:value-type="string">
            <text:p>Freya 1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proceeding to nav 2</text:p>
          </table:table-cell>
          <table:table-cell/>
          <table:table-cell office:value-type="string">
            <text:p>Tac board: inbound bombers (# unknown while zartoths are activ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l @ U Wratghar</text:p>
          </table:table-cell>
          <table:table-cell table:number-columns-repeated="2"/>
          <table:table-cell office:value-type="string">
            <text:p>After thrashing the heavy destroyer duo</text:p>
          </table:table-cell>
          <table:table-cell/>
          <table:table-cell office:value-type="string">
            <text:p>Tac board: Warning: Sensor Jamm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4-BG-Hermes.fs2</text:p>
          </table:table-cell>
          <table:table-cell office:value-type="string">
            <text:p>Freya 2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office:value-type="string">
            <text:p>Could be useful after saving (or failing to save) the Cab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itty swarming in the system</text:p>
          </table:table-cell>
          <table:table-cell table:number-columns-repeated="2"/>
          <table:table-cell office:value-type="string">
            <text:p>After stealth encounter (nav 1)</text:p>
          </table:table-cell>
          <table:table-cell/>
          <table:table-cell office:value-type="string">
            <text:p>Tac board: inbound bombers @ Cabo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assisting Cabot</text:p>
          </table:table-cell>
          <table:table-cell/>
          <table:table-cell office:value-type="string">
            <text:p>Switched Cabot AI to Gener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assisting the Cabot</text:p>
          </table:table-cell>
          <table:table-cell/>
          <table:table-cell office:value-type="string">
            <text:p>Ordered Charlie to focus bombers @ Cabo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Jump point tac board: inbound bomber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Eliminate heavy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omber target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LR 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cruiser unit AI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 vanish timer from 30 seconds to 35 seconds (should give an extra salvo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Equipped Golf bombers with dumbfire missile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5-BG-Hermes.fs2</text:p>
          </table:table-cell>
          <table:table-cell office:value-type="string">
            <text:p>Freya 3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Outbound CSM strike at mission start?</text:p>
          </table:table-cell>
          <table:table-cell/>
          <table:table-cell office:value-type="string">
            <text:p>Replace ugly cruiser hotkey stuff by pretty if-then-els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nav 2</text:p>
          </table:table-cell>
          <table:table-cell/>
          <table:table-cell office:value-type="string">
            <text:p>tac board: bomber targets at nav 1 (use hotkeys) – needs more testing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/>
          <table:table-cell office:value-type="string">
            <text:p>tac board: CSM strike – needs more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Destroy enemy weapons subsystem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s vanish timer from 60 to 65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frigate AI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Guardianned silly invulnerable frigate's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ctually jam something at nav 2 (missiles) – lol, not working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6-BG-Hermes.fs2</text:p>
          </table:table-cell>
          <table:table-cell office:value-type="string">
            <text:p>Freya 4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nav 1</text:p>
          </table:table-cell>
          <table:table-cell/>
          <table:table-cell office:value-type="string">
            <text:p>tac board at mission sta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lks go down</text:p>
          </table:table-cell>
          <table:table-cell table:number-columns-repeated="2"/>
          <table:table-cell office:value-type="string">
            <text:p>Before going to the Ticonderoga (nav 2)</text:p>
          </table:table-cell>
          <table:table-cell/>
          <table:table-cell office:value-type="string">
            <text:p>Outbound CSM strike at mission start</text:p>
          </table:table-cell>
          <table:table-cell/>
          <table:table-cell office:value-type="string">
            <text:p>Make CSM target invisible</text:p>
          </table:table-cell>
          <table:table-cell/>
        </table:table-row>
        <table:table-row table:style-name="ro2">
          <table:table-cell/>
          <table:table-cell office:value-type="string">
            <text:p>Saving the Bradshaw</text:p>
          </table:table-cell>
          <table:table-cell table:number-columns-repeated="2"/>
          <table:table-cell office:value-type="string">
            <text:p>TODO: Before assisting the Valks (nav 3)</text:p>
          </table:table-cell>
          <table:table-cell/>
          <table:table-cell office:value-type="string">
            <text:p>tac board at picket unit (nav 1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the Brashaw (nav 4)</text:p>
          </table:table-cell>
          <table:table-cell/>
          <table:table-cell office:value-type="string">
            <text:p>tac board @ Tico (target Sorthaks + destroy turrets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still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Alpha 1 AI to General#Custom for the beginning of the miss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lpha 1 engages second bomber wave @ nav 1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@ Bradshaw (Sorthaks, bombers, ...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Bradshaw AI to General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7-BG-Hermes.fs2</text:p>
          </table:table-cell>
          <table:table-cell office:value-type="string">
            <text:p>Freya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wk &amp; Panthe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ragging Deathstroke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8-BG-Hermes.fs2</text:p>
          </table:table-cell>
          <table:table-cell office:value-type="string">
            <text:p>Freya 6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TODO: tac board: skipper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ort the Victory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9-BG-Hermes.fs2</text:p>
          </table:table-cell>
          <table:table-cell office:value-type="string">
            <text:p>Freya 7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otip: shoot Deathfang until he dies")</text:p>
          </table:table-cell>
          <table:table-cell office:value-type="string">
            <text:p>TODO: At mission star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ound Assault</text:p>
          </table:table-cell>
          <table:table-cell table:number-columns-repeated="2"/>
          <table:table-cell office:value-type="string">
            <text:p>TODO: At nav 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G NO RE Deathfang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50-BG-Hermes.fs2</text:p>
          </table:table-cell>
          <table:table-cell office:value-type="string">
            <text:p>Freya 8</text:p>
          </table:table-cell>
          <table:table-cell table:style-name="ce13" office:value-type="string">
            <text:p>Excalibur</text:p>
          </table:table-cell>
          <table:table-cell office:value-type="string">
            <text:p>None ('cause we're badasses)</text:p>
          </table:table-cell>
          <table:table-cell office:value-type="string">
            <text:p>At mission start</text:p>
          </table:table-cell>
          <table:table-cell/>
          <table:table-cell office:value-type="string">
            <text:p>Switched player loadout to full Dumbfire ('cause they're badass)</text:p>
          </table:table-cell>
          <table:table-cell office:value-type="string">
            <text:p>Before engaging the Wratghar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al Round</text:p>
          </table:table-cell>
          <table:table-cell table:number-columns-repeated="2"/>
          <table:table-cell office:value-type="string">
            <text:p>At nav 1</text:p>
          </table:table-cell>
          <table:table-cell/>
          <table:table-cell office:value-type="string">
            <text:p>Gave General#Custom AIs to Alpha, Bravo and Charlie ('cause they're also bada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G NO RE Wratghar</text:p>
          </table:table-cell>
          <table:table-cell table:number-columns-repeated="2"/>
          <table:table-cell office:value-type="string">
            <text:p>After nav 1 fight</text:p>
          </table:table-cell>
          <table:table-cell/>
          <table:table-cell office:value-type="string">
            <text:p>tac board at nav 1 (inbound bombers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saving Invincible strike group</text:p>
          </table:table-cell>
          <table:table-cell/>
          <table:table-cell office:value-type="string">
            <text:p>tac board: Wratghar shield 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killing the stealth fighters</text:p>
          </table:table-cell>
          <table:table-cell/>
          <table:table-cell office:value-type="string">
            <text:p>tac board: bomber loadout status (actually wratghar + escort status) – not work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Inbound GSM strike (ground to space missile) – warning then friendly iff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Hermes launch CSM Alpha strike upon arriva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target destroyed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urret statu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un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ank you for playin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31/03/2013</text:date>, <text:time>23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47M31S</meta:editing-duration>
    <meta:editing-cycles>413</meta:editing-cycles>
    <meta:generator>LibreOffice/3.4$Win32 LibreOffice_project/340m1$Build-302</meta:generator>
    <dc:date>2013-03-31T23:40:44.27</dc:date>
    <meta:document-statistic meta:table-count="3" meta:cell-count="456" meta:object-count="0"/>
    <meta:user-defined meta:name="Info 1"/>
    <meta:user-defined meta:name="Info 2"/>
    <meta:user-defined meta:name="Info 3"/>
    <meta:user-defined meta:name="Info 4"/>
  </office:meta>
</office:document-meta>
</file>